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61cm" draw:z-index="0"><draw:image xlink:href="../../odt/images/006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тор Н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401cm" draw:z-index="0"><draw:image xlink:href="../../odt/images/006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</text:span><text:span text:style-name="T1">р</text:span><text:span text:style-name="T4">еализует операцию логического НЕ:</text:span></text:p>
            <text:p text:style-name="P4"><text:span text:style-name="T4"><draw:frame draw:style-name="fr3" draw:name="Объект1" text:anchor-type="as-char" svg:width="5.338cm" svg:height="1.26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<text:span text:style-name="T1">где </text:span><text:span text:style-name="T1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– выходной сигнал блока, <text:s/></text:span><text:span text:style-name="T1"><draw:frame draw:style-name="fr3" draw:name="Объект3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ходной сигнал.</text:span></text:p>
            <text:p text:style-name="Text_20_body"><text:span text:style-name="T6">Свойства</text:span><text:span text:style-name="T8">: </text:span><text:span text:style-name="T9">для работы блока параметры не требуются.</text:span></text:p>
            <text:p text:style-name="Text_20_body"><text:span text:style-name="T8">Примечания</text:span>:</text:p>
            <text:list xml:id="list8744996310141798184" text:style-name="L1">
              <text:list-item>
                <text:p text:style-name="P5"><text:span text:style-name="T1">Если входным сигналом будет не логический (0 или 1), а целочисленный сигнал, все ненулевые сигналы рассматриваются блоком как равные единице (Истина, ил</text:span><text:span text:style-name="T5">и </text:span><text:span text:style-name="T7">True). </text:span><text:span text:style-name="T5">На выходе блока может быть только 0 или 1.</text:span></text:p>
              </text:list-item>
              <text:list-item>
                <text:p text:style-name="P5"><text:span text:style-name="T1">В ПК «МВТУ» логическая единица (Истина или </text:span><text:span text:style-name="T2">True) </text:span><text:span text:style-name="T1">равна 1, логический ноль (Ложь или </text:span><text:span text:style-name="T2">False) </text:span><text:span text:style-name="T1">равен 0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НЕ</dc:title>
    <dc:date>2012-03-30T16:17:47.50</dc:date>
    <meta:generator>OpenOffice_Beta/4.1.0$Win32 OpenOffice.org_project/410m14$Build-9760</meta:generator>
    <meta:editing-duration>PT2H9M8S</meta:editing-duration>
    <meta:editing-cycles>91</meta:editing-cycles>
    <meta:document-statistic meta:table-count="1" meta:image-count="2" meta:object-count="3" meta:page-count="1" meta:paragraph-count="13" meta:word-count="84" meta:character-count="51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(t) = 0; #
alignl 0, ~ если ~ u(t) = 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